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top="0cm" fo:margin-bottom="0.212cm" style:text-autospace="non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list-style-name="WW8Num2"/>
    <style:style style:name="P6" style:family="paragraph" style:parent-style-name="Standard" style:list-style-name="WW8Num1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1 – estrutura de controle: repetição (sala de aula – tutorados)</text:p>
      <text:p text:style-name="Standard"/>
      <text:p text:style-name="Standard">Assunto:</text:p>
      <text:p text:style-name="P1">Variáveis, instruções de entrada e saída de dados e expressões matemáticas, estruturas de decisão e de repetiç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2"><text:tab/>a.1.1) Dados de entrada</text:p>
      <text:p text:style-name="P2"><text:tab/>a.1.2) Processamento (instruções a serem realizadas)</text:p>
      <text:p text:style-name="P2"><text:tab/>a.1.3) Dados de saída</text:p>
      <text:p text:style-name="P2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29182453" text:style-name="WW8Num2">
        <text:list-item>
          <text:p text:style-name="P5">Chaves</text:p>
          <text:list>
            <text:list-item>
              <text:p text:style-name="P5">Elas delimitam um bloco de instruções (comandos) que estão subordinados a uma cláusula if, else ou else if ou a uma estrutura de repetição do, while e do while.</text:p>
            </text:list-item>
            <text:list-item>
              <text:p text:style-name="P5">As instruções delimitadas por um conjunto de chaves deve obrigatoriamente estar identada. Um conjunto de espaços (tab) de avanço.</text:p>
            </text:list-item>
            <text:list-item>
              <text:p text:style-name="P5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5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5">Erros:</text:p>
          <text:list>
            <text:list-item>
              <text:p text:style-name="P5">Verificar se as chaves estão corretas</text:p>
            </text:list-item>
            <text:list-item>
              <text:p text:style-name="P5">Verificar se há teste lógico sem if.</text:p>
            </text:list-item>
            <text:list-item>
              <text:p text:style-name="P5">Loop infinito. A variável de controle não está sendo incrementada ou decrementada, o teste lógico que verifica a condição de continuidade ou parada não está sendo realizado corretamente.</text:p>
            </text:list-item>
          </text:list>
        </text:list-item>
      </text:list>
      <text:p text:style-name="Standard"/>
      <text:p text:style-name="Standard">Exercícios:</text:p>
      <text:p text:style-name="Standard"/>
      <text:p text:style-name="Standard">For</text:p>
      <text:p text:style-name="P3">1) Apresentar os números entre 20 e 35. </text:p>
      <text:p text:style-name="P3">2) Apresentar os múltiplos de 5, entre 5 e 50.</text:p>
      <text:p text:style-name="P3">3) Apresentar os números entre 0 e 4, com intervalo de 0.25 entre eles, ou seja, 0, 0.25, 0.5, 0.75 ... 4.</text:p>
      <text:p text:style-name="P3">4) Apresentar os números entre 10 e 0, ou seja, em ordem decrescente.</text:p>
      <text:p text:style-name="P3"><text:soft-page-break/>5) Ler um número e imprimir todos os números pares entre 1 e o número lido. Imprimir a soma dos pares, o produto dos ímpares e divisíveis por 9 e a média de todos os números do intervalo. Validar para que não seja realizada uma divisão por zero.</text:p>
      <text:p text:style-name="P3">6) Ler dois números que representam os limites de um intervalo e ler o incremento. Mostrar os números desse intervalo de acordo com o incremento indicado. O usuário pode informar os valores que representam os limites do intervalo em ordem crescente ou decrescente.</text:p>
      <text:p text:style-name="P3">7) Ler dois números que representam os limites de um intervalo. Mostrar os ímpares desse intervalo, em ordem decrescente. O usuário pode informar os valores que representam os limites do intervalo em ordem crescente ou decrescente.</text:p>
      <text:p text:style-name="P3"/>
      <text:p text:style-name="P3">While</text:p>
      <text:p text:style-name="Standard">8) Fazer um programa que faça o levantamento dos candidatos que se inscreveram em uma empresa. Considerando que para cada candidato a empresa tenha obtido as seguintes informações:</text:p>
      <text:p text:style-name="Standard"><text:tab/>. idade</text:p>
      <text:p text:style-name="Standard"><text:tab/>. sexo (M ou F)</text:p>
      <text:p text:style-name="Standard"><text:tab/>. possui curso superior (S ou N)</text:p>
      <text:p text:style-name="Standard"><text:tab/>Faça um programa para determinar:</text:p>
      <text:list xml:id="list29168154" text:style-name="WW8Num1">
        <text:list-item>
          <text:p text:style-name="P6">a quantidade de candidatos;</text:p>
        </text:list-item>
        <text:list-item>
          <text:p text:style-name="P6">a quantidade de candidatas;</text:p>
        </text:list-item>
        <text:list-item>
          <text:p text:style-name="P6">a idade média dos homens sem curso superior;</text:p>
        </text:list-item>
        <text:list-item>
          <text:p text:style-name="P6">a menor idade entre as mulheres com curso superior;</text:p>
        </text:list-item>
      </text:list>
      <text:p text:style-name="P1">Estabelecer uma condição para finalizar a entrada de dados do programa. Por exemplo, idade negativa. Se idade negativa não ler as informações de sexo e se possui curso superior.</text:p>
      <text:p text:style-name="P3"/>
      <text:p text:style-name="P3">9) Ler uma série de números indicados pelo usuário. O valor -999 indica o final da leitura e não deve ser considerado. Encontrar e mostrar o maior e o menor dos valores informados pelo usuário.</text:p>
      <text:p text:style-name="P3"/>
      <text:p text:style-name="P3">Do while</text:p>
      <text:p text:style-name="P3">10) Escrever um programa, que leia valores inteiros até ser lido o valor -99. Após finalizada a leitura imprimir a média dos valores lidos.</text:p>
      <text:p text:style-name="P3">11) Escrever um programa que leia vários números inteiros. O valor informado 0 indica o final da leitura. No final imprimir a média dos números múltiplos de 3 informados. O valor que indica o final da leitura não deve ser considerado. Validar para que não seja realizada uma divisão por zero.</text:p>
      <text:p text:style-name="Standard">12) Uma indústria fabrica roupas categorizadas em masculinas, femininas e infantis. Ler a categoria (M, F ou I) e a respectiva quantidade. Calcular:</text:p>
      <text:p text:style-name="Standard"><text:tab/>a) O total de produtos;</text:p>
      <text:p text:style-name="P1">b) O percentual de produtos de cada categoria em relação ao total;</text:p>
      <text:p text:style-name="P1"><text:soft-page-break/>c) Validar para que seja informada uma categoria válida;</text:p>
      <text:p text:style-name="P1">d) Parar a leitura quando informado um valor negativo para a quantidade. Ler primeiro a quantidade e em seguida a categoria. Se informada uma quantidade negativa não ler a categ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- for, do, while</dc:title>
    <meta:initial-creator>Beatriz</meta:initial-creator>
    <meta:creation-date>2009-03-19T20:59:00</meta:creation-date>
    <dc:creator>Beatriz </dc:creator>
    <dc:date>2011-12-28T14:54:59.84</dc:date>
    <meta:editing-cycles>35</meta:editing-cycles>
    <meta:editing-duration>PT16H38M57S</meta:editing-duration>
    <meta:generator>BrOffice.org/3.2$Win32 OpenOffice.org_project/320m18$Build-9502</meta:generator>
    <meta:document-statistic meta:table-count="0" meta:image-count="0" meta:object-count="0" meta:page-count="3" meta:paragraph-count="50" meta:word-count="720" meta:character-count="4231"/>
  </office:meta>
</office:document-meta>
</file>